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7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11-30T13:27:01.794159814</dc:date>
    <meta:editing-cycles>33</meta:editing-cycles>
    <meta:editing-duration>PT1H23M48S</meta:editing-duration>
    <meta:print-date>2025-11-30T13:26:59.014765511</meta:print-date>
    <meta:printed-by>PDFファイル</meta:printed-by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